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font-variant="small-caps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otehniška fakulteta</text:p>
      <text:p text:style-name="Standard">Referat za študij 3. stopnje</text:p>
      <text:p text:style-name="Standard">Jamnikarjeva 101</text:p>
      <text:p text:style-name="Standard">1000 Ljubljana</text:p>
      <text:p text:style-name="Standard"/>
      <text:p text:style-name="Standard">Roman Luštrik</text:p>
      <text:p text:style-name="Standard">Podgorska c. 30</text:p>
      <text:p text:style-name="Standard">1210 Ljubljana-Šentvid</text:p>
      <text:p text:style-name="P2">roj. 29.10.1983</text:p>
      <text:p text:style-name="Standard"/>
      <text:p text:style-name="P1">15.4.2013</text:p>
      <text:p text:style-name="P1"/>
      <text:p text:style-name="P1"/>
      <text:p text:style-name="P1"/>
      <text:p text:style-name="Standard">Zadeva: Prošnja za odobritev teme in naslova doktorske disertacije</text:p>
      <text:p text:style-name="Standard"/>
      <text:p text:style-name="Standard"/>
      <text:p text:style-name="Standard"/>
      <text:p text:style-name="P3">Spodaj podpisani Roman Luštrik vas naprošam za odobritev teme in naslova doktorske disertacije z naslovom <text:span text:style-name="T1">Modeli s prostorsko omejitvijo za ocenjevanje gostot superpopulacij (Spatially explicit modeling of superpopulation density)</text:span>. Mentor je prof. dr. Andrej Blejec. Delo se nanaša na področje biostatistik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Kandidat:</text:p>
      <text:p text:style-name="P1">Roman Luštrik, univ. dipl. bio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entor:</text:p>
      <text:p text:style-name="P1">prof. dr. Andrej Blej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24/2012 </meta:initial-creator>
    <meta:creation-date>2013-02-01T12:49:52.73</meta:creation-date>
    <dc:date>2013-04-15T14:55:05.74</dc:date>
    <dc:creator>Roman Luštrik</dc:creator>
    <meta:editing-duration>PT15M39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5" meta:word-count="82" meta:character-count="598"/>
  </office:meta>
</office:document-meta>
</file>